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officeooo:paragraph-rsid="000cf2dd" style:font-size-asian="12pt" style:font-size-complex="12pt"/>
    </style:style>
    <style:style style:name="T1" style:family="text">
      <style:text-properties fo:font-variant="normal" fo:text-transform="none" fo:color="#231f20" style:font-name="Nylas-Pro" fo:font-size="10.5pt" fo:letter-spacing="normal" fo:font-style="normal" fo:font-weight="normal"/>
    </style:style>
    <style:style style:name="T2" style:family="text">
      <style:text-properties fo:font-variant="normal" fo:text-transform="none" fo:color="#231f20" fo:font-size="10.5pt" fo:letter-spacing="normal" fo:font-style="normal" fo:font-weight="normal"/>
    </style:style>
    <style:style style:name="T3" style:family="text">
      <style:text-properties fo:font-variant="normal" fo:text-transform="none" fo:color="#231f2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Jour 1 : Session 1 Prise en main (installation, environnement de travail, R Studio, Conventions d'écriture, Versions et mises à jour) </text:span><text:line-break/><text:line-break/><text:span text:style-name="T3">Jour 1 : Session 2 Manipulation des données </text:span><text:line-break/><text:line-break/><text:span text:style-name="T3">2.1. Description et manipulation des objets (vecteur et facteur, Déclarer et modifier des objets, désigner les lignes, colonnes et valeurs, traitement des valeurs manquantes, Se renseigner sur les objets et leur contenu)</text:span><text:line-break/><text:line-break/><text:span text:style-name="T3">2.2. Importation et exportation (répertoire de travail, formats de données, Codage des caractères et des séparateurs, Im/exporter des données en format texte, im/exporter depuis/vers d'autres formats)</text:span><text:line-break/><text:line-break/><text:span text:style-name="T3">2.3. Recoder et trier </text:span><text:line-break/><text:line-break/><text:span text:style-name="T3">2.4. Manipulation avancée (Superposition, concaténation, jointure, Agrégations et traitements par blocs, Transposition variables-observations pour gestion des panels)</text:span><text:line-break/><text:line-break/><text:span text:style-name="T3">Jour 1 : Session 3 Introduction à la programmation (Structures itératives, structure conditionnelle, Les fonctions et leur application sur des ensembles)</text:span><text:line-break/><text:line-break/></text:p>
      <text:p text:style-name="P1"><text:span text:style-name="T3"/></text:p>
      <text:p text:style-name="P1"><text:span text:style-name="T3">Jour 2 : Session 4 Analyse univariée (Calculs simples et recodages, Résumés statistiques, représentation graphique des distributions) ; Analyse bivariée (types de variable ; relation entre 2 variables quanti [calcul des correlations ], quanti-quali [analyse de la variance ], quali [répartition et test d'indépendance, graphique ]</text:span><text:line-break/><text:line-break/><text:span text:style-name="T3">Jour2 : Session 5 Analyses factorielles (ACP, AFC, ACM [réaliser l'analyse, interpréter les résultats, analyse des contributions et de la qualité de représentation]</text:span><text:line-break/><text:line-break/><text:span text:style-name="T3">Jour2 : Session 6 Méthodes de classification (CAH, Couplage analyse factorielle-classification, description des classes) </text:span><text:line-break/><text:line-break/></text:p>
      <text:p text:style-name="P1"><text:span text:style-name="T3"/></text:p>
      <text:p text:style-name="P1"><text:span text:style-name="T3">Jour 3 : Session 7 Analyse de texte (prise en main du package tm (pour text mining) et le package wordcloud (pour générer les nuages de mots clés)) et webscraping</text:span><text:line-break/><text:line-break/><text:span text:style-name="T3">Jour 3: Session 8 Analyse de graphes (Aperçu et préparation des données, Importation et exportation de graphes, Création d'un graphe avec R, manipulation du graphe)</text:span><text:line-break/><text:line-break/></text:p>
      <text:p text:style-name="P1"><text:span text:style-name="T3"/></text:p>
      <text:p text:style-name="P1"><text:span text:style-name="T3"/></text:p>
      <text:p text:style-name="P1"><text:span text:style-name="T3">Jour 4: Session 9 Focus sur la visualisation graphique (Exportation des tableaux et des graphiques, Gestion des couleurs, Introduction à ggplot2)</text:span><text:line-break/><text:line-break/><text:span text:style-name="T3">Jour 4: Session 10 Prise en main des données spatiales (Construction d'un objet spatial, Importation et prise en main des objets spatiaux, Le système de projection, Exportations, cartographie des objets </text:span><text:soft-page-break/><text:span text:style-name="T3">ponctuels/zonaux avec fonction plot() et ggplot()</text:span><text:line-break/><text:line-break/></text:p>
      <text:p text:style-name="P1"><text:span text:style-name="T3"/></text:p>
      <text:p text:style-name="P1"><text:span text:style-name="T3"/></text:p>
      <text:p text:style-name="P1"><text:span text:style-name="T3">Jour 5: Session 11 Applications</text:span><text:line-break/><text:line-break/><text:span text:style-name="T3">· Construction d'une carte thématique pour agence régionale </text:span><text:line-break/><text:line-break/><text:span text:style-name="T3">· Profilage statistique des demandeurs d'emploi </text:span><text:line-break/><text:line-break/><text:span text:style-name="T3">· Analyse des commentaires de la page facebook de l'Age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7:40:31.197818016</meta:creation-date>
    <dc:date>2019-12-13T05:05:19.365881044</dc:date>
    <meta:editing-duration>PT11H14M38S</meta:editing-duration>
    <meta:editing-cycles>1</meta:editing-cycles>
    <meta:document-statistic meta:table-count="0" meta:image-count="0" meta:object-count="0" meta:page-count="2" meta:paragraph-count="5" meta:word-count="353" meta:character-count="2509" meta:non-whitespace-character-count="2133"/>
    <meta:generator>LibreOffice/6.0.7.3$Linux_X86_64 LibreOffice_project/00m0$Build-3</meta:generator>
  </office:meta>
</office:document-meta>
</file>